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695cm" fo:margin-left="0.06cm" table:align="left" style:writing-mode="lr-tb"/>
    </style:style>
    <style:style style:name="Tableau2.A" style:family="table-column">
      <style:table-column-properties style:column-width="17.69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32cm" fo:border="0.5pt solid #000000" style:writing-mode="lr-tb"/>
    </style:style>
    <style:style style:name="Tableau2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5" style:family="paragraph" style:parent-style-name="Auteurs">
      <style:paragraph-properties fo:margin-left="0cm" fo:margin-right="0cm" fo:text-indent="0cm" style:auto-text-indent="false"/>
      <style:text-properties fo:font-weight="bold" officeooo:paragraph-rsid="002bd91c" style:font-weight-asian="bold" style:font-name-complex="Arial"/>
    </style:style>
    <style:style style:name="P6" style:family="paragraph" style:parent-style-name="Auteurs">
      <style:paragraph-properties fo:margin-left="0cm" fo:margin-right="0cm" fo:text-indent="0cm" style:auto-text-indent="false"/>
      <style:text-properties fo:font-weight="bold" officeooo:paragraph-rsid="00341ae5" style:font-weight-asian="bold" style:font-name-complex="Arial"/>
    </style:style>
    <style:style style:name="P7" style:family="paragraph" style:parent-style-name="Header">
      <style:text-properties fo:font-size="4pt" style:font-size-asian="4pt" style:font-size-complex="4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text-properties style:font-name="Arial" officeooo:paragraph-rsid="0021b740" style:font-name-complex="Arial"/>
    </style:style>
    <style:style style:name="P11" style:family="paragraph" style:parent-style-name="Standard">
      <style:text-properties style:font-name="Arial" officeooo:paragraph-rsid="001cb054" style:font-name-complex="Arial"/>
    </style:style>
    <style:style style:name="P12" style:family="paragraph" style:parent-style-name="Exercice">
      <style:text-properties style:font-name="Arial" style:font-name-complex="Arial"/>
    </style:style>
    <style:style style:name="P13" style:family="paragraph" style:parent-style-name="Exercice">
      <style:text-properties style:font-name="Arial" officeooo:paragraph-rsid="0021b740" style:font-name-complex="Arial"/>
    </style:style>
    <style:style style:name="P14" style:family="paragraph" style:parent-style-name="Exercice">
      <style:text-properties style:font-name="Arial" style:text-underline-style="none" fo:font-weight="normal" officeooo:rsid="000e20d3" officeooo:paragraph-rsid="0021b740" style:font-weight-asian="normal" style:font-name-complex="Arial" style:font-weight-complex="normal"/>
    </style:style>
    <style:style style:name="P15" style:family="paragraph" style:parent-style-name="Tiret_20_1">
      <style:text-properties style:font-name="Arial" style:font-name-complex="Arial"/>
    </style:style>
    <style:style style:name="P16" style:family="paragraph" style:parent-style-name="Tiret_20_1">
      <style:text-properties style:font-name="Arial" officeooo:paragraph-rsid="0021b740" style:font-name-complex="Arial"/>
    </style:style>
    <style:style style:name="P17" style:family="paragraph" style:parent-style-name="Tiret_20_1">
      <style:text-properties style:font-name="Arial" officeooo:paragraph-rsid="0023fae2" style:font-name-complex="Arial"/>
    </style:style>
    <style:style style:name="P18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paragraph-rsid="001cb054" style:font-weight-asian="bold" style:font-name-complex="Arial" style:font-weight-complex="bold"/>
    </style:style>
    <style:style style:name="P19" style:family="paragraph" style:parent-style-name="Tiret_20_1">
      <style:paragraph-properties fo:margin-top="0cm" fo:margin-bottom="0cm" loext:contextual-spacing="false"/>
      <style:text-properties style:font-name="Arial" officeooo:rsid="0029f324" officeooo:paragraph-rsid="0033807a" style:font-name-complex="Arial"/>
    </style:style>
    <style:style style:name="P20" style:family="paragraph" style:parent-style-name="Tiret_20_1">
      <style:paragraph-properties fo:margin-top="0cm" fo:margin-bottom="0cm" loext:contextual-spacing="false"/>
      <style:text-properties style:font-name="Arial" officeooo:rsid="00258381" officeooo:paragraph-rsid="0033807a" style:font-name-complex="Arial"/>
    </style:style>
    <style:style style:name="P21" style:family="paragraph" style:parent-style-name="Tiret_20_1">
      <style:paragraph-properties fo:margin-top="0cm" fo:margin-bottom="0cm" loext:contextual-spacing="false"/>
      <style:text-properties style:font-name="Arial" officeooo:paragraph-rsid="0033807a" style:font-name-complex="Arial"/>
    </style:style>
    <style:style style:name="P22" style:family="paragraph" style:parent-style-name="Exercice">
      <style:paragraph-properties fo:margin-top="0cm" fo:margin-bottom="0cm" loext:contextual-spacing="false"/>
      <style:text-properties style:font-name="Arial" style:text-underline-style="none" fo:font-weight="normal" officeooo:rsid="00261bc3" officeooo:paragraph-rsid="0028182f" style:font-weight-asian="normal" style:font-name-complex="Arial" style:font-weight-complex="normal"/>
    </style:style>
    <style:style style:name="P23" style:family="paragraph" style:parent-style-name="Exercice">
      <style:paragraph-properties fo:margin-top="0cm" fo:margin-bottom="0cm" loext:contextual-spacing="false"/>
      <style:text-properties style:font-name="Arial" fo:font-size="12pt" fo:language="en" fo:country="GB" style:text-underline-style="none" fo:font-weight="normal" officeooo:rsid="00261bc3" officeooo:paragraph-rsid="0033807a" style:font-size-asian="12pt" style:font-weight-asian="normal" style:font-name-complex="Arial" style:font-size-complex="12pt" style:font-weight-complex="normal"/>
    </style:style>
    <style:style style:name="P24" style:family="paragraph" style:parent-style-name="Exercice">
      <style:paragraph-properties fo:margin-top="0cm" fo:margin-bottom="0.3cm" loext:contextual-spacing="false"/>
      <style:text-properties style:font-name="Arial" style:font-name-complex="Arial"/>
    </style:style>
    <style:style style:name="P25" style:family="paragraph" style:parent-style-name="Exercice">
      <style:paragraph-properties fo:margin-top="0cm" fo:margin-bottom="0.3cm" loext:contextual-spacing="false"/>
      <style:text-properties style:font-name="Arial" officeooo:paragraph-rsid="0021b740" style:font-name-complex="Arial"/>
    </style:style>
    <style:style style:name="P26" style:family="paragraph" style:parent-style-name="Exercice">
      <style:paragraph-properties fo:margin-top="0cm" fo:margin-bottom="0.3cm" loext:contextual-spacing="false"/>
      <style:text-properties style:font-name="Arial" officeooo:paragraph-rsid="0023fae2" style:font-name-complex="Arial"/>
    </style:style>
    <style:style style:name="P27" style:family="paragraph" style:parent-style-name="Exercice">
      <style:paragraph-properties fo:margin-top="0cm" fo:margin-bottom="0.3cm" loext:contextual-spacing="false"/>
      <style:text-properties style:font-name="Arial" officeooo:paragraph-rsid="0033807a" style:font-name-complex="Arial"/>
    </style:style>
    <style:style style:name="P28" style:family="paragraph" style:parent-style-name="Tiret_20_1">
      <style:paragraph-properties fo:margin-top="0.3cm" fo:margin-bottom="0cm" loext:contextual-spacing="false"/>
      <style:text-properties style:font-name="Arial" officeooo:paragraph-rsid="0021b740" style:font-name-complex="Arial"/>
    </style:style>
    <style:style style:name="P29" style:family="paragraph" style:parent-style-name="Standard">
      <style:paragraph-properties fo:break-before="page"/>
      <style:text-properties style:font-name="Arial" style:font-name-complex="Arial"/>
    </style:style>
    <style:style style:name="P30" style:family="paragraph" style:parent-style-name="Tiret_20_1">
      <loext:graphic-properties draw:fill="none"/>
      <style:paragraph-properties fo:margin-left="2.2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/>
      </style:paragraph-properties>
      <style:text-properties style:font-name="Courier New" fo:font-size="12pt" fo:language="en" fo:country="GB" style:text-underline-style="none" fo:font-weight="normal" officeooo:rsid="0029f324" officeooo:paragraph-rsid="0033807a" style:font-size-asian="12pt" style:font-weight-asian="normal" style:font-name-complex="Arial" style:font-size-complex="12pt" style:font-weight-complex="normal"/>
    </style:style>
    <style:style style:name="P31" style:family="paragraph" style:parent-style-name="Tiret_20_1">
      <loext:graphic-properties draw:fill="none"/>
      <style:paragraph-properties fo:margin-left="2.2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/>
      <style:text-properties style:font-name="Arial" officeooo:rsid="0029f324" officeooo:paragraph-rsid="0033807a" style:font-name-complex="Arial"/>
    </style:style>
    <style:style style:name="P32" style:family="paragraph" style:parent-style-name="Tiret_20_1">
      <loext:graphic-properties draw:fill="none"/>
      <style:paragraph-properties fo:margin-left="2.2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/>
      </style:paragraph-properties>
      <style:text-properties style:font-name="Arial" fo:font-size="12pt" fo:language="en" fo:country="GB" style:text-underline-style="none" fo:font-weight="normal" officeooo:rsid="0029f324" officeooo:paragraph-rsid="0033807a" style:font-size-asian="12pt" style:font-weight-asian="normal" style:font-name-complex="Arial" style:font-size-complex="12pt" style:font-weight-complex="normal"/>
    </style:style>
    <style:style style:name="P33" style:family="paragraph" style:parent-style-name="Tiret_20_1" style:master-page-name="">
      <loext:graphic-properties draw:fill="none"/>
      <style:paragraph-properties fo:margin-left="2.2cm" fo:margin-right="0cm" fo:margin-top="0cm" fo:margin-bottom="0cm" loext:contextual-spacing="false" fo:text-align="justify" style:justify-single-word="false" fo:keep-together="always" fo:orphans="2" fo:widows="2" fo:text-indent="-0.199cm" style:auto-text-indent="false" style:page-number="auto" fo:background-color="transparent" style:writing-mode="lr-tb"/>
      <style:text-properties style:font-name="Arial" officeooo:rsid="0029f324" officeooo:paragraph-rsid="0033807a" style:font-name-complex="Arial"/>
    </style:style>
    <style:style style:name="P34" style:family="paragraph" style:parent-style-name="Tiret_20_1" style:master-page-name="">
      <loext:graphic-properties draw:fill="none"/>
      <style:paragraph-properties fo:margin-left="2.2cm" fo:margin-right="0cm" fo:margin-top="0cm" fo:margin-bottom="0cm" loext:contextual-spacing="false" fo:text-align="justify" style:justify-single-word="false" fo:keep-together="always" fo:orphans="2" fo:widows="2" fo:text-indent="-0.199cm" style:auto-text-indent="false" style:page-number="auto" fo:background-color="transparent" style:writing-mode="lr-tb">
        <style:tab-stops/>
      </style:paragraph-properties>
      <style:text-properties style:font-name="Arial" officeooo:rsid="0029f324" officeooo:paragraph-rsid="0033807a" style:font-name-complex="Arial"/>
    </style:style>
    <style:style style:name="P35" style:family="paragraph" style:parent-style-name="Tiret_20_1" style:master-page-name="">
      <loext:graphic-properties draw:fill="none"/>
      <style:paragraph-properties fo:margin-left="2.2cm" fo:margin-right="0cm" fo:margin-top="0cm" fo:margin-bottom="0cm" loext:contextual-spacing="false" fo:text-align="justify" style:justify-single-word="false" fo:keep-together="always" fo:orphans="2" fo:widows="2" fo:text-indent="-0.199cm" style:auto-text-indent="false" style:page-number="auto" fo:background-color="transparent" style:writing-mode="lr-tb">
        <style:tab-stops/>
      </style:paragraph-properties>
      <style:text-properties style:font-name="Arial" fo:font-size="12pt" fo:language="en" fo:country="GB" style:text-underline-style="none" fo:font-weight="normal" officeooo:rsid="0029f324" officeooo:paragraph-rsid="0033807a" style:font-size-asian="12pt" style:font-weight-asian="normal" style:font-name-complex="Arial" style:font-size-complex="12pt" style:font-weight-complex="normal"/>
    </style:style>
    <style:style style:name="P36" style:family="paragraph" style:parent-style-name="Standard">
      <style:text-properties style:font-name="Arial" style:font-name-complex="Arial"/>
    </style:style>
    <style:style style:name="P37" style:family="paragraph" style:parent-style-name="Standard">
      <style:paragraph-properties fo:break-before="page"/>
      <style:text-properties style:font-name="Arial" style:font-name-complex="Arial"/>
    </style:style>
    <style:style style:name="P38" style:family="paragraph" style:parent-style-name="Footer" style:master-page-name="Standard">
      <style:paragraph-properties style:page-number="auto">
        <style:tab-stops/>
      </style:paragraph-properties>
      <style:text-properties style:font-name="Arial" style:font-name-complex="Arial"/>
    </style:style>
    <style:style style:name="P39" style:family="paragraph" style:parent-style-name="Heading_20_1">
      <style:text-properties style:font-name="Arial" style:font-name-complex="Arial"/>
    </style:style>
    <style:style style:name="P40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style:text-underline-style="none" officeooo:paragraph-rsid="001cb054" style:font-size-asian="12pt" style:font-name-complex="Arial" style:font-size-complex="12pt"/>
    </style:style>
    <style:style style:name="P41" style:family="paragraph" style:parent-style-name="Tiret_20_1">
      <style:text-properties style:font-name="Arial" officeooo:paragraph-rsid="0031f0c2" style:font-name-complex="Arial"/>
    </style:style>
    <style:style style:name="P42" style:family="paragraph" style:parent-style-name="Tiret_20_1">
      <style:paragraph-properties fo:break-before="page"/>
      <style:text-properties style:font-name="Arial" officeooo:paragraph-rsid="0031f0c2" style:font-name-complex="Ari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officeooo:rsid="001f790e"/>
    </style:style>
    <style:style style:name="T4" style:family="text">
      <style:text-properties officeooo:rsid="001b0f8a"/>
    </style:style>
    <style:style style:name="T5" style:family="text">
      <style:text-properties officeooo:rsid="001ad07a"/>
    </style:style>
    <style:style style:name="T6" style:family="text">
      <style:text-properties officeooo:rsid="0021b740"/>
    </style:style>
    <style:style style:name="T7" style:family="text">
      <style:text-properties style:font-name="Arial"/>
    </style:style>
    <style:style style:name="T8" style:family="text">
      <style:text-properties officeooo:rsid="002320cd"/>
    </style:style>
    <style:style style:name="T9" style:family="text">
      <style:text-properties officeooo:rsid="0024a40b"/>
    </style:style>
    <style:style style:name="T10" style:family="text">
      <style:text-properties officeooo:rsid="000e20d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e20d3" style:font-style-asian="italic" style:font-style-complex="italic"/>
    </style:style>
    <style:style style:name="T13" style:family="text">
      <style:text-properties fo:font-style="italic" officeooo:rsid="0032aff3" style:font-style-asian="italic" style:font-style-complex="italic"/>
    </style:style>
    <style:style style:name="T14" style:family="text">
      <style:text-properties officeooo:rsid="0023f98b"/>
    </style:style>
    <style:style style:name="T15" style:family="text">
      <style:text-properties officeooo:rsid="0023fae2"/>
    </style:style>
    <style:style style:name="T16" style:family="text">
      <style:text-properties officeooo:rsid="00261bc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32aff3"/>
    </style:style>
    <style:style style:name="T19" style:family="text">
      <style:text-properties style:text-underline-style="solid" style:text-underline-width="auto" style:text-underline-color="font-color" officeooo:rsid="0026934c"/>
    </style:style>
    <style:style style:name="T20" style:family="text">
      <style:text-properties officeooo:rsid="0032aff3"/>
    </style:style>
    <style:style style:name="T21" style:family="text">
      <style:text-properties style:font-name="Courier New" officeooo:rsid="0032aff3"/>
    </style:style>
    <style:style style:name="T22" style:family="text">
      <style:text-properties style:font-name="Courier New" officeooo:rsid="00285729"/>
    </style:style>
    <style:style style:name="T23" style:family="text">
      <style:text-properties officeooo:rsid="00285729"/>
    </style:style>
    <style:style style:name="T24" style:family="text">
      <style:text-properties style:text-line-through-style="none" style:text-line-through-type="none" style:text-underline-style="none"/>
    </style:style>
    <style:style style:name="T25" style:family="text">
      <style:text-properties officeooo:rsid="0026934c"/>
    </style:style>
    <style:style style:name="T26" style:family="text">
      <style:text-properties officeooo:rsid="00341ae5"/>
    </style:style>
    <style:style style:name="T2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h text:style-name="P39" text:outline-level="1">TD<text:span text:style-name="T6">3</text:span> Assembleur : <text:span text:style-name="T6">indirection</text:span></text:h>
      <text:p text:style-name="P9"/>
      <text:p text:style-name="P5"><text:span text:style-name="T26">P. Carreno</text:span> - P. Portejoie</text:p>
      <text:p text:style-name="P9"/>
      <text:p text:style-name="P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40" text:outline-level="1"><text:span text:style-name="T7">Prénom Nom</text:span><text:tab/></text:h>
          </table:table-cell>
        </table:table-row>
        <table:table-row table:style-name="Tableau2.1">
          <table:table-cell table:style-name="Tableau2.A2" office:value-type="string">
            <text:p text:style-name="P18">Groupe</text:p>
          </table:table-cell>
        </table:table-row>
      </table:table>
      <text:p text:style-name="P11"/>
      <text:p text:style-name="P14">Durant cette séance vous allez constater qu'il est courant et souvent indispensable de manipuler des adresses en assembleur (analogie aux pointeurs des langages de plus haut niveau).</text:p>
      <text:p text:style-name="P13"/>
      <text:p text:style-name="P10"/>
      <text:p text:style-name="P25">Exercice <text:span text:style-name="T6">3</text:span>-<text:span text:style-name="T6">1</text:span></text:p>
      <text:p text:style-name="P16">-<text:tab/>Ecri<text:span text:style-name="T8">vez</text:span> un programme qui, <text:span text:style-name="T6">dans un premier temps,</text:span> compare deux valeurs contenues aux adresses décimales 100 et 101 <text:span text:style-name="T10">et mémorise l'adresse de la plus petite. Dans un deuxième temps, la valeur dont l'adresse a été mémorisée est incrémentée de 1</text:span>. <text:span text:style-name="T9">Pour l'initialisation des données vous utiliserez les directives d'assemblage ORG et DB.</text:span></text:p>
      <text:p text:style-name="P28">-<text:tab/><text:span text:style-name="T6">Simulez son exécution</text:span>.</text:p>
      <text:p text:style-name="P12"/>
      <text:p text:style-name="P12"/>
      <text:p text:style-name="P24">Exercice <text:span text:style-name="T6">3</text:span>-<text:span text:style-name="T6">2</text:span></text:p>
      <text:p text:style-name="P16">-<text:tab/>Ecri<text:span text:style-name="T6">vez</text:span> un programme qui <text:span text:style-name="T6">permet la </text:span>saisi<text:span text:style-name="T6">e</text:span> <text:span text:style-name="T6">d'</text:span>une chaîne de caractères <text:span text:style-name="T10">(suite de caractères terminée par </text:span><text:span text:style-name="T12">Entrée</text:span><text:span text:style-name="T10">) </text:span>e<text:span text:style-name="T6">n</text:span> la range<text:span text:style-name="T6">ant</text:span> en mémoire à partir de l'adresse décimale 100. <text:span text:style-name="T10">Le code ASCII généré par la touche Entrée est un marqueur de fin et ne doit donc pas être stocké. Cependant, avant de se terminer, le programme ajoutera à la chaîne le caractère de fin de chaîne : 0 (octet nul).</text:span></text:p>
      <text:p text:style-name="P9"/>
      <text:p text:style-name="P9"/>
      <text:p text:style-name="P24">Exercice <text:span text:style-name="T6">3</text:span>-<text:span text:style-name="T6">3</text:span></text:p>
      <text:p text:style-name="P17">-<text:tab/><text:span text:style-name="T6">Complétez le</text:span> programme <text:span text:style-name="T6">précédent afin qu'il effectue</text:span> l'affichage de cette chaîne <text:span text:style-name="T6">sur le terminal virtuel dans l'ordre (la condition d'arrêt sera la rencontre de l'octet nul) puis dans l'ordre inverse (la condition d'arrêt sera la reconnaissance de l'adresse du premier caractère).</text:span></text:p>
      <text:p text:style-name="P15"/>
      <text:p text:style-name="P15"/>
      <text:p text:style-name="P26">Exercice <text:span text:style-name="T6">3</text:span>-<text:span text:style-name="T15">4</text:span></text:p>
      <text:p text:style-name="P41">-<text:tab/>Ecri<text:span text:style-name="T6">vez</text:span> un programme qui <text:span text:style-name="T6">permet la </text:span>saisi<text:span text:style-name="T6">e</text:span> <text:span text:style-name="T6">d'</text:span>une chaîne de caractères <text:span text:style-name="T10">terminée par </text:span><text:span text:style-name="T12">Entrée</text:span><text:span text:style-name="T10"> puis procède à son affichage en ordre inverse. Cette fois-ci en utilisant la pile (à la différence de l'exercice 3-2) on évitera d'avoir à définir explicitement (et artificiellement) une zone de stockage de la chaîne en mémoire et on facilitera l'affichage en ordre inverse. Comme précédemment le caractère correspondant à </text:span><text:span text:style-name="T12">Entrée </text:span><text:span text:style-name="T10">ne sera pas stocké. En outre on prendra soin d'insérer 0 comme caractère de fin de chaîne, en fond de pile.</text:span></text:p>
      <text:p text:style-name="P42"/>
      <text:p text:style-name="P29"/>
      <text:h text:style-name="P39" text:outline-level="1">TP<text:span text:style-name="T6">3</text:span> Assembleur : <text:span text:style-name="T6">indirection</text:span></text:h>
      <text:p text:style-name="P9"/>
      <text:p text:style-name="P6"><text:span text:style-name="T26">P. Carreno</text:span> - P. Portejoie</text:p>
      <text:p text:style-name="P9"/>
      <text:h text:style-name="P39" text:outline-level="1"/>
      <text:p text:style-name="P9"/>
      <text:p text:style-name="P9"/>
      <text:p text:style-name="P12">Exercice<text:span text:style-name="T16">s</text:span> <text:span text:style-name="T14">3</text:span>-1 <text:span text:style-name="T15">à 3-4</text:span></text:p>
      <text:p text:style-name="P12"/>
      <text:p text:style-name="P15">-<text:tab/>Repren<text:span text:style-name="T14">ez</text:span> les exercices <text:span text:style-name="T14">3-1 à 3-4 </text:span>du TD et fai<text:span text:style-name="T14">t</text:span>e<text:span text:style-name="T14">s-les</text:span> fonctionner.</text:p>
      <text:p text:style-name="P9"/>
      <text:p text:style-name="P9"/>
      <text:p text:style-name="P27">Exercice <text:span text:style-name="T14">3</text:span>-<text:span text:style-name="T15">5</text:span></text:p>
      <text:p text:style-name="P21">-<text:tab/>Modifie<text:span text:style-name="T16">z</text:span> le programme de saisie d<text:span text:style-name="T16">'un</text:span>e chaîne de caractères <text:span text:style-name="T16">de l'exercice 3-2 </text:span>pour qu'il effectue la saisie à l'adresse décimale 192 et détermine si la chaîne saisie est un palindr<text:span text:style-name="T16">o</text:span>me ou <text:span text:style-name="T16">pas</text:span>. La réponse affichée s<text:span text:style-name="T16">era</text:span> <text:span text:style-name="T11">OUI</text:span> ou <text:span text:style-name="T11">NON </text:span><text:span text:style-name="T13">à la suite de la chaîne.</text:span></text:p>
      <text:p text:style-name="P21"/>
      <text:p text:style-name="P19"><text:tab/><text:span text:style-name="T17">Exemple</text:span><text:span text:style-name="T18">s</text:span> : LAVAL et ELLE sont des palindromes. </text:p>
      <text:p text:style-name="P19"><text:span text:style-name="T20"><text:tab/><text:tab/> <text:s text:c="8"/>Le résultat pour LAVAL sera : </text:span><text:span text:style-name="T21">LAVAL OUI</text:span> </text:p>
      <text:p text:style-name="P19"/>
      <text:p text:style-name="P19"/>
      <text:p text:style-name="P20"><text:span text:style-name="T24"><text:tab/></text:span><text:span text:style-name="T17">Quelques </text:span><text:span text:style-name="T19">petits </text:span><text:span text:style-name="T17">conseils</text:span> :</text:p>
      <text:p text:style-name="P20"/>
      <text:p text:style-name="P33">- <text:span text:style-name="T25">vous pouvez fortement vous inspirer de ce que vous avez fait précédemment pour la saisie et l'affichage (code quasi ré-utilisable au prix de légères modifications) :</text:span></text:p>
      <text:p text:style-name="P31"><text:tab/><text:tab/><text:tab/><text:tab/><text:tab/><text:span text:style-name="T23">&gt; saisie (+ mémorisation de la dernière adresse)</text:span></text:p>
      <text:p text:style-name="P31"><text:tab/><text:tab/><text:tab/><text:tab/><text:tab/><text:span text:style-name="T23">&gt; palindrome ?</text:span></text:p>
      <text:p text:style-name="P31"><text:tab/><text:tab/><text:tab/><text:tab/><text:tab/><text:span text:style-name="T23">&gt; Affichage selon résultat</text:span></text:p>
      <text:p text:style-name="P20"/>
      <text:p text:style-name="P34">- pour LAVAL la condition d'arrêt sur l'égalité des pointeurs est suffisante, pas pour ELLE ! Réfléchissez bien p<text:span text:style-name="T23">our trouver la solution adaptée.</text:span> <text:span text:style-name="T23">P</text:span>ensez à tester votre programme dans les 2 cas.</text:p>
      <text:p text:style-name="P23"/>
      <text:p text:style-name="P35">- <text:span text:style-name="T25">enfin pour l'affichage vous considèrerez que le principe est unique et que seule change l'adresse d'implantation de la chaîne</text:span>. <text:span text:style-name="T25">Ainsi en sélectionnant le pointeur adéquat la chaîne correspondante sera affichée. Pour ce faire vous utiliserez en fin de code de votre programme :</text:span></text:p>
      <text:p text:style-name="P32"><text:tab/><text:tab/><text:tab/><text:tab/><text:tab/><text:span text:style-name="T22">ORG <text:tab/>A0</text:span></text:p>
      <text:p text:style-name="P30"><text:tab/><text:tab/><text:tab/><text:tab/><text:tab/><text:span text:style-name="T23">DB <text:tab/>“NON”</text:span></text:p>
      <text:p text:style-name="P30"><text:tab/><text:tab/><text:tab/><text:tab/><text:tab/><text:span text:style-name="T23">DB <text:tab/>0</text:span></text:p>
      <text:p text:style-name="P30"><text:tab/><text:tab/><text:tab/><text:tab/><text:tab/><text:span text:style-name="T23">DB<text:tab/>“OUI”</text:span></text:p>
      <text:p text:style-name="P30"><text:tab/><text:tab/><text:tab/><text:tab/><text:tab/><text:span text:style-name="T23">DB<text:tab/>0</text:span></text:p>
      <text:p text:style-name="P30"><text:tab/><text:tab/><text:tab/><text:tab/><text:tab/><text:span text:style-name="T23">END</text:span></text:p>
      <text:p text:style-name="P22"/>
      <text:p text:style-name="P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67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indent="0.988cm" style:auto-text-indent="false">
        <style:tab-stops>
          <style:tab-stop style:position="2.293cm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498cm" fo:margin-right="0cm" fo:margin-top="0.423cm" fo:margin-bottom="0.106cm" loext:contextual-spacing="false" fo:text-indent="-1.249cm" style:auto-text-indent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747cm" fo:margin-right="0cm" fo:margin-top="0.423cm" fo:margin-bottom="0.106cm" loext:contextual-spacing="false" fo:text-indent="-1.249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995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7.244cm" fo:margin-right="0cm" fo:margin-top="0.423cm" fo:margin-bottom="0.106cm" loext:contextual-spacing="false" fo:text-indent="-1.24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8.493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9.742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0.991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 style:font-size-complex="9pt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ercice" style:family="paragraph" style:parent-style-name="Standard" style:nex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LAss" style:family="paragraph" style:parent-style-name="Standard">
      <style:paragraph-properties>
        <style:tab-stops>
          <style:tab-stop style:position="1.976cm"/>
          <style:tab-stop style:position="4.48cm"/>
          <style:tab-stop style:position="5.997cm"/>
          <style:tab-stop style:position="7.973cm"/>
        </style:tab-stops>
      </style:paragraph-properties>
    </style:style>
    <style:style style:name="Tiret_20_1" style:display-name="Tiret 1" style:family="paragraph" style:parent-style-name="Standard">
      <style:paragraph-properties fo:margin-left="1.379cm" fo:margin-right="0cm" fo:text-indent="-0.39cm" style:auto-text-indent="false"/>
    </style:style>
    <style:style style:name="Tiret_20_2" style:display-name="Tiret 2" style:family="paragraph" style:parent-style-name="Standard">
      <style:paragraph-properties fo:margin-left="2.33cm" fo:margin-right="0cm" fo:text-indent="-0.39cm" style:auto-text-indent="false"/>
    </style:style>
    <style:style style:name="PSolidaire" style:family="paragraph" style:parent-style-name="Standard" style:next-style-name="Standard">
      <style:paragraph-properties fo:keep-together="auto" fo:keep-with-next="always"/>
    </style:style>
    <style:style style:name="Auteurs" style:family="paragraph" style:parent-style-name="Standard">
      <style:paragraph-properties fo:margin-left="0cm" fo:margin-right="0cm" fo:text-align="center" style:justify-single-word="false" fo:keep-together="auto" fo:text-indent="1.251cm" style:auto-text-indent="false"/>
      <style:text-properties style:font-name="Arial" fo:font-family="Arial" style:font-family-generic="swiss" style:font-pitch="variable" fo:font-size="9pt" style:font-name-asian="Times" style:font-family-asian="Times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8.627cm" fo:margin-left="-0.123cm" table:align="left" style:writing-mode="lr-tb"/>
    </style:style>
    <style:style style:name="Tableau1.A" style:family="table-column">
      <style:table-column-properties style:column-width="5.375cm"/>
    </style:style>
    <style:style style:name="Tableau1.B" style:family="table-column">
      <style:table-column-properties style:column-width="7.751cm"/>
    </style:style>
    <style:style style:name="Tableau1.C" style:family="table-column">
      <style:table-column-properties style:column-width="5.5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5" style:family="paragraph" style:parent-style-name="Header">
      <style:text-properties fo:font-size="4pt" style:font-size-asian="4pt" style:font-size-complex="4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style:text-position="super 58%" fo:font-size="11pt" style:font-size-asian="11pt" style:font-size-complex="11pt"/>
    </style:style>
    <style:style style:name="MT3" style:family="text">
      <style:text-properties officeooo:rsid="001f790e"/>
    </style:style>
    <style:style style:name="MT4" style:family="text">
      <style:text-properties officeooo:rsid="001b0f8a"/>
    </style:style>
    <style:style style:name="MT5" style:family="text">
      <style:text-properties officeooo:rsid="001ad07a"/>
    </style:style>
    <style:style style:name="MT6" style:family="text">
      <style:text-properties officeooo:rsid="0021b740"/>
    </style:style>
    <style:style style:name="MT7" style:family="text"/>
    <style:page-layout style:name="Mpm1">
      <style:page-layout-properties fo:page-width="21.001cm" fo:page-height="29.7cm" style:num-format="1" style:print-orientation="portrait" fo:margin-top="1.251cm" fo:margin-bottom="1.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15cm" fo:margin-left="0cm" fo:margin-right="0cm" fo:margin-bottom="0.316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text:span text:style-name="MT1">DUT 1</text:span><text:span text:style-name="MT2">ère</text:span><text:span text:style-name="MT1"> année</text:span></text:p>
            </table:table-cell>
            <table:table-cell table:style-name="Tableau1.A1" office:value-type="string">
              <text:p text:style-name="MP2"><text:span text:style-name="MT3">Module : M2101</text:span> <text:span text:style-name="MT3">(</text:span>Système<text:span text:style-name="MT3">)</text:span> <text:s/>- <text:s/>Thème : <text:span text:style-name="MT4">Archi</text:span></text:p>
            </table:table-cell>
            <table:table-cell table:style-name="Tableau1.A1" office:value-type="string">
              <text:p text:style-name="MP3"><text:span text:style-name="MT3">UBS - </text:span>I.U.T. de Vannes</text:p>
            </table:table-cell>
          </table:table-row>
          <table:table-row table:style-name="Tableau1.1">
            <table:table-cell table:style-name="Tableau1.A2" office:value-type="string">
              <text:p text:style-name="MP4"/>
            </table:table-cell>
            <table:table-cell table:style-name="Tableau1.A2" office:value-type="string">
              <text:p text:style-name="MP2"><text:span text:style-name="MT5">TD - </text:span>TP <text:span text:style-name="MT6">n°3</text:span> <text:span text:style-name="MT4">Assembleur : indirection</text:span></text:p>
            </table:table-cell>
            <table:table-cell table:style-name="Tableau1.A2" office:value-type="string">
              <text:p text:style-name="MP3">Département Informatique</text:p>
            </table:table-cell>
          </table:table-row>
        </table:table>
        <text:p text:style-name="MP5"/>
      </style:header>
      <style:footer>
        <text:p text:style-name="MP6"><text:span text:style-name="Page_20_Number"><text:page-number text:select-page="current">2</text:page-number></text:span><text:span text:style-name="Page_20_Number">/</text:span><text:span text:style-name="Page_20_Number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embleur</dc:title>
    <dc:subject>TD/TP Langage Assemblage</dc:subject>
    <meta:initial-creator>Bruno</meta:initial-creator>
    <meta:creation-date>1998-07-27T16:22:00</meta:creation-date>
    <dc:date>2017-01-15T11:09:14.678000000</dc:date>
    <meta:print-date>2006-11-20T17:45:00</meta:print-date>
    <meta:editing-cycles>44</meta:editing-cycles>
    <meta:editing-duration>PT3H54M37S</meta:editing-duration>
    <meta:generator>LibreOffice/5.2.3.3$Windows_X86_64 LibreOffice_project/d54a8868f08a7b39642414cf2c8ef2f228f780cf</meta:generator>
    <meta:document-statistic meta:table-count="2" meta:image-count="0" meta:object-count="0" meta:page-count="4" meta:paragraph-count="41" meta:word-count="551" meta:character-count="3329" meta:non-whitespace-character-count="2753"/>
  </office:meta>
</office:document-meta>
</file>